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3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.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.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.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.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.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7">
            <text:p>7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7">
            <text:p>7</text:p>
          </table:table-cell>
          <table:table-cell table:style-name="ce131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4" office:value-type="float" office:value="0.0539">
            <text:p>0.05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89-1-ND </text:p>
          </table:table-cell>
          <table:table-cell table:style-name="ce70" office:value-type="float" office:value="0.049">
            <text:p>0.04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1J5G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6-3198</text:p>
          </table:table-cell>
          <table:table-cell table:style-name="ce86" office:value-type="string">
            <text:p>0805N331J500CT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CL21C331JBANNNC</text:p>
          </table:table-cell>
          <table:table-cell table:style-name="ce44" office:value-type="float" office:value="0.02921">
            <text:p>0.02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3" office:value-type="float" office:value="0.616">
            <text:p>0.616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1287-1-ND </text:p>
          </table:table-cell>
          <table:table-cell table:style-name="ce69" office:value-type="float" office:value="0.265">
            <text:p>0.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LMK316ABJ226ML-T</text:p>
          </table:table-cell>
          <table:table-cell table:style-name="ce69" office:value-type="float" office:value="0.155">
            <text:p>0.15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69" office:value-type="float" office:value="0.095">
            <text:p>0.09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3" office:value-type="float" office:value="0.0832">
            <text:p>0.08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]&lt;&gt;&quot;&quot;;&quot;&quot;;[.B5])" office:value-type="float" office:value="3">
            <text:p>3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4" table:formula="of:=[.B5]" office:value-type="float" office:value="3">
            <text:p>3</text:p>
          </table:table-cell>
          <table:table-cell table:style-name="ce131" table:formula="of:=[.Z5]*[.AA5]" office:value-type="float" office:value="0.2496">
            <text:p>0.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4" office:value-type="float" office:value="0.0651">
            <text:p>0.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86" office:value-type="string">
            <text:p>08055C103KAT2A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4" office:value-type="float" office:value="0.0269">
            <text:p>0.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7">
            <text:p>7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0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4" table:formula="of:=[.B6]" office:value-type="float" office:value="7">
            <text:p>7</text:p>
          </table:table-cell>
          <table:table-cell table:style-name="ce131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3" office:value-type="float" office:value="0.0419">
            <text:p>0.04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05-1-ND</text:p>
          </table:table-cell>
          <table:table-cell table:style-name="ce69" office:value-type="float" office:value="0.048">
            <text:p>0.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C0805C330K5GACTU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3" office:value-type="float" office:value="0.0151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51">
            <text:p>0.015 €</text:p>
          </table:table-cell>
          <table:table-cell table:style-name="ce114" table:formula="of:=[.B7]" office:value-type="float" office:value="1">
            <text:p>1</text:p>
          </table:table-cell>
          <table:table-cell table:style-name="ce131" table:formula="of:=[.Z7]*[.AA7]" office:value-type="float" office:value="0.0151">
            <text:p>0.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86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2">
            <text:p>2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24">
            <text:p>0.024 €</text:p>
          </table:table-cell>
          <table:table-cell table:style-name="ce114" table:formula="of:=[.B8]" office:value-type="float" office:value="2">
            <text:p>2</text:p>
          </table:table-cell>
          <table:table-cell table:style-name="ce131" table:formula="of:=[.Z8]*[.AA8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3" office:value-type="float" office:value="0.0437">
            <text:p>0.04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69" office:value-type="float" office:value="0.055">
            <text:p>0.05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69" office:value-type="float" office:value="0.052">
            <text:p>0.05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69" office:value-type="float" office:value="0.031">
            <text:p>0.031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3" office:value-type="float" office:value="0.0256">
            <text:p>0.026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256">
            <text:p>0.026 €</text:p>
          </table:table-cell>
          <table:table-cell table:style-name="ce114" table:formula="of:=[.B9]" office:value-type="float" office:value="1">
            <text:p>1</text:p>
          </table:table-cell>
          <table:table-cell table:style-name="ce131" table:formula="of:=[.Z9]*[.AA9]" office:value-type="float" office:value="0.0256">
            <text:p>0.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.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1039">
            <text:p>0.010 €</text:p>
          </table:table-cell>
          <table:table-cell table:style-name="ce114" table:formula="of:=[.B10]" office:value-type="float" office:value="5">
            <text:p>5</text:p>
          </table:table-cell>
          <table:table-cell table:style-name="ce131" table:formula="of:=[.Z10]*[.AA10]" office:value-type="float" office:value="0.05195">
            <text:p>0.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.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.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.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.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1]&lt;&gt;&quot;&quot;;&quot;&quot;;[.B11])" office:value-type="float" office:value="7">
            <text:p>7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4" table:formula="of:=[.B11]" office:value-type="float" office:value="7">
            <text:p>7</text:p>
          </table:table-cell>
          <table:table-cell table:style-name="ce131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4" office:value-type="float" office:value="0.24">
            <text:p>0.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.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86" office:value-type="string">
            <text:p>C1206C475K3RACTU</text:p>
          </table:table-cell>
          <table:table-cell table:style-name="ce70" office:value-type="float" office:value="0.232">
            <text:p>0.232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GCM31CR71E475KA55L</text:p>
          </table:table-cell>
          <table:table-cell table:style-name="ce44" office:value-type="float" office:value="0.381">
            <text:p>0.38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]&lt;&gt;&quot;&quot;;&quot;&quot;;[.B12])" office:value-type="float" office:value="6">
            <text:p>6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6">
            <text:p>6</text:p>
          </table:table-cell>
          <table:table-cell table:style-name="ce131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.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.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.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.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4" table:formula="of:=[.B13]" office:value-type="float" office:value="2">
            <text:p>2</text:p>
          </table:table-cell>
          <table:table-cell table:style-name="ce131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.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.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0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1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3" office:value-type="float" office:value="0.684">
            <text:p>0.6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6736-1-ND</text:p>
          </table:table-cell>
          <table:table-cell table:style-name="ce69" office:value-type="float" office:value="0.184">
            <text:p>0.18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1HK160AC</text:p>
          </table:table-cell>
          <table:table-cell table:style-name="ce69" office:value-type="float" office:value="0.597">
            <text:p>0.59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3" office:value-type="float" office:value="0.546">
            <text:p>0.546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4" table:formula="of:=[.B15]" office:value-type="float" office:value="4">
            <text:p>4</text:p>
          </table:table-cell>
          <table:table-cell table:style-name="ce131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4" office:value-type="float" office:value="0.0867">
            <text:p>0.08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477-1-ND</text:p>
          </table:table-cell>
          <table:table-cell table:style-name="ce70" office:value-type="float" office:value="0.52">
            <text:p>0.5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212B7224KG-T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26</text:p>
          </table:table-cell>
          <table:table-cell table:style-name="ce86" office:value-type="string">
            <text:p>UMK212B7224KG-T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B224KAFNNNE</text:p>
          </table:table-cell>
          <table:table-cell table:style-name="ce44" office:value-type="float" office:value="0.0221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0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4" table:formula="of:=[.B16]" office:value-type="float" office:value="2">
            <text:p>2</text:p>
          </table:table-cell>
          <table:table-cell table:style-name="ce131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3" office:value-type="float" office:value="1.49">
            <text:p>1.49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276-3373-1-ND </text:p>
          </table:table-cell>
          <table:table-cell table:style-name="ce69" office:value-type="float" office:value="0.369">
            <text:p>0.36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121KKX7R8BB226</text:p>
          </table:table-cell>
          <table:table-cell table:style-name="ce69" office:value-type="float" office:value="0.777">
            <text:p>0.77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69" office:value-type="float" office:value="0.343">
            <text:p>0.3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3" office:value-type="float" office:value="0.15801">
            <text:p>0.158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4" table:formula="of:=[.B17]" office:value-type="float" office:value="6">
            <text:p>6</text:p>
          </table:table-cell>
          <table:table-cell table:style-name="ce131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.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.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.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8]&lt;&gt;&quot;&quot;;&quot;&quot;;[.B18])" office:value-type="float" office:value="3">
            <text:p>3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3" office:value-type="float" office:value="0.368">
            <text:p>0.36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69" office:value-type="float" office:value="0.46">
            <text:p>0.4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V470P</text:p>
          </table:table-cell>
          <table:table-cell table:style-name="ce69" office:value-type="float" office:value="0.445">
            <text:p>0.44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69" office:value-type="float" office:value="0.422">
            <text:p>0.422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3" office:value-type="float" office:value="0.13">
            <text:p>0.13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4" office:value-type="float" office:value="0.388">
            <text:p>0.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.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.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86" office:value-type="string">
            <text:p>UVZ1E102MPD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UVZ1E102MPD</text:p>
            <text:p/>
          </table:table-cell>
          <table:table-cell table:style-name="ce44" office:value-type="float" office:value="0.25005">
            <text:p>0.250</text:p>
          </table:table-cell>
          <table:table-cell table:style-name="ce77"/>
          <table:table-cell table:style-name="ce103" table:formula="of:=[.B20]" office:value-type="float" office:value="2">
            <text:p>2</text:p>
          </table:table-cell>
          <table:table-cell table:style-name="ce77" table:formula="of:=IF([.W20]&lt;&gt;&quot;&quot;;&quot;&quot;;[.B20])">
            <text:p/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3" office:value-type="float" office:value="0.0609">
            <text:p>0.0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69" office:value-type="float" office:value="0.059">
            <text:p>0.05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3" office:value-type="float" office:value="0.0241">
            <text:p>0.02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4" office:value-type="float" office:value="0.0455">
            <text:p>0.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.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86" office:value-type="string">
            <text:p>08051C333KAT2A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C0805KRX7R9333</text:p>
          </table:table-cell>
          <table:table-cell table:style-name="ce44" office:value-type="float" office:value="0.01589">
            <text:p>0.01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17">
            <text:p>17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4" table:formula="of:=[.B23]" office:value-type="float" office:value="17">
            <text:p>17</text:p>
          </table:table-cell>
          <table:table-cell table:style-name="ce131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4" office:value-type="float" office:value="0.282">
            <text:p>0.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.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.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86" office:value-type="string">
            <text:p>RB160MM-60TR</text:p>
          </table:table-cell>
          <table:table-cell table:style-name="ce70" office:value-type="float" office:value="0.23">
            <text:p>0.230</text:p>
          </table:table-cell>
          <table:table-cell table:style-name="ce77" office:value-type="float" office:value="40">
            <text:p>40</text:p>
          </table:table-cell>
          <table:table-cell table:style-name="ce95" office:value-type="string">
            <text:p>SKL16-DIO</text:p>
          </table:table-cell>
          <table:table-cell table:style-name="ce44" office:value-type="float" office:value="0.105">
            <text:p>0.105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24]&lt;&gt;&quot;&quot;;&quot;&quot;;[.B24])" office:value-type="float" office:value="8">
            <text:p>8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4" table:formula="of:=[.B24]" office:value-type="float" office:value="8">
            <text:p>8</text:p>
          </table:table-cell>
          <table:table-cell table:style-name="ce131" table:formula="of:=[.Z24]*[.AA24]" office:value-type="float" office:value="0.84">
            <text:p>0.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3" office:value-type="float" office:value="0.0723">
            <text:p>0.07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809-1-ND </text:p>
          </table:table-cell>
          <table:table-cell table:style-name="ce69" office:value-type="float" office:value="0.0524">
            <text:p>0.052</text:p>
          </table:table-cell>
          <table:table-cell table:style-name="ce76" office:value-type="float" office:value="50">
            <text:p>50</text:p>
          </table:table-cell>
          <table:table-cell table:style-name="ce61" office:value-type="string">
            <text:p>81-BLM18AG102SH1D </text:p>
          </table:table-cell>
          <table:table-cell table:style-name="ce69" office:value-type="float" office:value="0.063">
            <text:p>0.06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69" office:value-type="float" office:value="0.043">
            <text:p>0.043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3" office:value-type="float" office:value="0.0156">
            <text:p>0.016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56">
            <text:p>0.01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86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1.76">
            <text:p>1.76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1.76">
            <text:p>1.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854">
            <text:p>0.85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2ADR2GOSCT-ND</text:p>
          </table:table-cell>
          <table:table-cell table:style-name="ce69" office:value-type="float" office:value="0.91">
            <text:p>0.9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2ADR2G</text:p>
          </table:table-cell>
          <table:table-cell table:style-name="ce69" office:value-type="float" office:value="0.865">
            <text:p>0.86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69" office:value-type="float" office:value="0.865">
            <text:p>0.865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57">
            <text:p>0.57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57">
            <text:p>0.570 €</text:p>
          </table:table-cell>
          <table:table-cell table:style-name="ce114" table:formula="of:=[.B27]" office:value-type="float" office:value="1">
            <text:p>1</text:p>
          </table:table-cell>
          <table:table-cell table:style-name="ce131" table:formula="of:=[.Z27]*[.AA27]" office:value-type="float" office:value="0.57">
            <text:p>0.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4.83">
            <text:p>4.830 €</text:p>
          </table:table-cell>
          <table:table-cell table:style-name="ce114" table:formula="of:=[.B28]" office:value-type="float" office:value="2">
            <text:p>2</text:p>
          </table:table-cell>
          <table:table-cell table:style-name="ce131" table:formula="of:=[.Z28]*[.AA28]" office:value-type="float" office:value="9.66">
            <text:p>9.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1.01">
            <text:p>1.0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4ADR2GOSCT-ND</text:p>
          </table:table-cell>
          <table:table-cell table:style-name="ce69" office:value-type="float" office:value="1.19">
            <text:p>1.1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4ADR2G</text:p>
          </table:table-cell>
          <table:table-cell table:style-name="ce69" office:value-type="float" office:value="1.02">
            <text:p>1.0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69" office:value-type="float" office:value="1.01">
            <text:p>1.010</text:p>
          </table:table-cell>
          <table:table-cell table:style-name="ce76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0.74">
            <text:p>0.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74">
            <text:p>0.740 €</text:p>
          </table:table-cell>
          <table:table-cell table:style-name="ce114" table:formula="of:=[.B29]" office:value-type="float" office:value="1">
            <text:p>1</text:p>
          </table:table-cell>
          <table:table-cell table:style-name="ce131" table:formula="of:=[.Z29]*[.AA29]" office:value-type="float" office:value="0.74">
            <text:p>0.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86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2.49">
            <text:p>2.490 €</text:p>
          </table:table-cell>
          <table:table-cell table:style-name="ce114" table:formula="of:=[.B30]" office:value-type="float" office:value="1">
            <text:p>1</text:p>
          </table:table-cell>
          <table:table-cell table:style-name="ce131" table:formula="of:=[.Z30]*[.AA30]" office:value-type="float" office:value="2.49">
            <text:p>2.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3" office:value-type="float" office:value="1.46">
            <text:p>1.46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I8641AB-B-IS1-ND</text:p>
          </table:table-cell>
          <table:table-cell table:style-name="ce69" office:value-type="float" office:value="1.53">
            <text:p>1.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AB-B-IS1</text:p>
          </table:table-cell>
          <table:table-cell table:style-name="ce69" office:value-type="float" office:value="1.41">
            <text:p>1.4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69" office:value-type="float" office:value="1.496">
            <text:p>1.49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1.41">
            <text:p>1.4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1" table:formula="of:=[.Z31]*[.AA31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86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65">
            <text:p>0.165 €</text:p>
          </table:table-cell>
          <table:table-cell table:style-name="ce114" table:formula="of:=[.B32]" office:value-type="float" office:value="1">
            <text:p>1</text:p>
          </table:table-cell>
          <table:table-cell table:style-name="ce131" table:formula="of:=[.Z32]*[.AA32]" office:value-type="float" office:value="0.165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3" office:value-type="float" office:value="0.61">
            <text:p>0.6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18476-1-ND</text:p>
          </table:table-cell>
          <table:table-cell table:style-name="ce69" office:value-type="float" office:value="0.54">
            <text:p>0.5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LP2985-33DBVR</text:p>
          </table:table-cell>
          <table:table-cell table:style-name="ce69" office:value-type="float" office:value="0.507">
            <text:p>0.50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69" office:value-type="float" office:value="0.737">
            <text:p>0.737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3" office:value-type="float" office:value="0.36159">
            <text:p>0.362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6159">
            <text:p>0.362 €</text:p>
          </table:table-cell>
          <table:table-cell table:style-name="ce114" table:formula="of:=[.B33]" office:value-type="float" office:value="1">
            <text:p>1</text:p>
          </table:table-cell>
          <table:table-cell table:style-name="ce131" table:formula="of:=[.Z33]*[.AA33]" office:value-type="float" office:value="0.36159">
            <text:p>0.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3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86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138">
            <text:p>0.138 €</text:p>
          </table:table-cell>
          <table:table-cell table:style-name="ce114" table:formula="of:=[.B34]" office:value-type="float" office:value="1">
            <text:p>1</text:p>
          </table:table-cell>
          <table:table-cell table:style-name="ce131" table:formula="of:=[.Z34]*[.AA34]" office:value-type="float" office:value="0.138">
            <text:p>0.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3" office:value-type="float" office:value="4.42">
            <text:p>4.4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497-13306-ND</text:p>
          </table:table-cell>
          <table:table-cell table:style-name="ce69" office:value-type="float" office:value="3.94">
            <text:p>3.9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STM32F373C8T6</text:p>
          </table:table-cell>
          <table:table-cell table:style-name="ce69" office:value-type="float" office:value="3.84">
            <text:p>3.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69" office:value-type="float" office:value="2.06">
            <text:p>2.0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06">
            <text:p>2.06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1" table:formula="of:=[.Z35]*[.AA35]" office:value-type="float" office:value="2.06">
            <text:p>2.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B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.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86" office:value-type="string">
            <text:p>TL431BIDBZR,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0.259">
            <text:p>0.25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1" table:formula="of:=[.Z36]*[.AA36]" office:value-type="float" office:value="0.259">
            <text:p>0.2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.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.049</text:p>
          </table:table-cell>
          <table:table-cell table:style-name="ce76" office:value-type="float" office:value="10">
            <text:p>10</text:p>
          </table:table-cell>
          <table:table-cell table:style-name="ce102" table:formula="of:=[.B37]" office:value-type="float" office:value="1">
            <text:p>1</text:p>
          </table:table-cell>
          <table:table-cell table:style-name="ce76" table:formula="of:=IF([.W37]&lt;&gt;&quot;&quot;;&quot;&quot;;[.B37])">
            <text:p/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487">
            <text:p>0.049 €</text:p>
          </table:table-cell>
          <table:table-cell table:style-name="ce114" table:formula="of:=[.B37]" office:value-type="float" office:value="1">
            <text:p>1</text:p>
          </table:table-cell>
          <table:table-cell table:style-name="ce131" table:formula="of:=[.Z37]*[.AA37]" office:value-type="float" office:value="0.0487">
            <text:p>0.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86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3" table:formula="of:=[.B38]" office:value-type="float" office:value="2">
            <text:p>2</text:p>
          </table:table-cell>
          <table:table-cell table:style-name="ce77"/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62">
            <text:p>0.620 €</text:p>
          </table:table-cell>
          <table:table-cell table:style-name="ce114" table:formula="of:=[.B38]" office:value-type="float" office:value="2">
            <text:p>2</text:p>
          </table:table-cell>
          <table:table-cell table:style-name="ce131" table:formula="of:=[.Z38]*[.AA38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3" office:value-type="float" office:value="1.74">
            <text:p>1.7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164-6218</text:p>
          </table:table-cell>
          <table:table-cell table:style-name="ce69" office:value-type="float" office:value="1.84">
            <text:p>1.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69" office:value-type="float" office:value="1.334">
            <text:p>1.33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3" office:value-type="float" office:value="0.62">
            <text:p>0.620</text:p>
          </table:table-cell>
          <table:table-cell table:style-name="ce76" office:value-type="float" office:value="3">
            <text:p>3</text:p>
          </table:table-cell>
          <table:table-cell table:style-name="ce102" table:formula="of:=[.B39]" office:value-type="float" office:value="2">
            <text:p>2</text:p>
          </table:table-cell>
          <table:table-cell table:style-name="ce76"/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4" table:formula="of:=[.B39]" office:value-type="float" office:value="2">
            <text:p>2</text:p>
          </table:table-cell>
          <table:table-cell table:style-name="ce131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40]" office:value-type="float" office:value="1">
            <text:p>1</text:p>
          </table:table-cell>
          <table:table-cell table:style-name="ce77" table:formula="of:=IF([.W40]&lt;&gt;&quot;&quot;;&quot;&quot;;[.B40])">
            <text:p/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1.4">
            <text:p>1.40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1" table:formula="of:=[.Z40]*[.AA40]" office:value-type="float" office:value="1.4">
            <text:p>1.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3" office:value-type="float" office:value="3.93">
            <text:p>3.9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08-2568-1-ND </text:p>
          </table:table-cell>
          <table:table-cell table:style-name="ce69" office:value-type="float" office:value="1.51">
            <text:p>1.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51-125CDMCCDS330MC</text:p>
          </table:table-cell>
          <table:table-cell table:style-name="ce69" office:value-type="float" office:value="1.59">
            <text:p>1.5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2">
            <text:p>2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0" table:formula="of:=IF([.B41]&lt;&gt;&quot;&quot;;MIN([.H41];[.K41];[.N41];[.R41];[.U41]);&quot;&quot;)" office:value-type="currency" office:currency="EUR" office:value="1.51">
            <text:p>1.510 €</text:p>
          </table:table-cell>
          <table:table-cell table:style-name="ce114" table:formula="of:=[.B41]" office:value-type="float" office:value="2">
            <text:p>2</text:p>
          </table:table-cell>
          <table:table-cell table:style-name="ce131" table:formula="of:=[.Z41]*[.AA41]" office:value-type="float" office:value="3.02">
            <text:p>3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42]&lt;&gt;&quot;&quot;;&quot;&quot;;[.B42])" office:value-type="float" office:value="2">
            <text:p>2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352">
            <text:p>0.335 €</text:p>
          </table:table-cell>
          <table:table-cell table:style-name="ce114" table:formula="of:=[.B42]" office:value-type="float" office:value="2">
            <text:p>2</text:p>
          </table:table-cell>
          <table:table-cell table:style-name="ce131" table:formula="of:=[.Z42]*[.AA42]" office:value-type="float" office:value="0.6704">
            <text:p>0.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.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.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.501</text:p>
          </table:table-cell>
          <table:table-cell table:style-name="ce76" office:value-type="float" office:value="1">
            <text:p>1</text:p>
          </table:table-cell>
          <table:table-cell table:style-name="ce102" table:formula="of:=[.B43]" office:value-type="float" office:value="2">
            <text:p>2</text:p>
          </table:table-cell>
          <table:table-cell table:style-name="ce76" table:formula="of:=IF([.W43]&lt;&gt;&quot;&quot;;&quot;&quot;;[.B43])">
            <text:p/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501">
            <text:p>0.501 €</text:p>
          </table:table-cell>
          <table:table-cell table:style-name="ce114" table:formula="of:=[.B43]" office:value-type="float" office:value="2">
            <text:p>2</text:p>
          </table:table-cell>
          <table:table-cell table:style-name="ce131" table:formula="of:=[.Z43]*[.AA43]" office:value-type="float" office:value="1.002">
            <text:p>1.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86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95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3"/>
          <table:table-cell table:style-name="ce77" table:formula="of:=IF([.W44]&lt;&gt;&quot;&quot;;&quot;&quot;;[.B44])" office:value-type="float" office:value="2">
            <text:p>2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132">
            <text:p>0.113 €</text:p>
          </table:table-cell>
          <table:table-cell table:style-name="ce114" table:formula="of:=[.B44]" office:value-type="float" office:value="2">
            <text:p>2</text:p>
          </table:table-cell>
          <table:table-cell table:style-name="ce131" table:formula="of:=[.Z44]*[.AA44]" office:value-type="float" office:value="0.2264">
            <text:p>0.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3" office:value-type="float" office:value="0.378">
            <text:p>0.3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P716NH6327XTSA1CT-ND </text:p>
          </table:table-cell>
          <table:table-cell table:style-name="ce69" office:value-type="float" office:value="0.372">
            <text:p>0.37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P716NH6327XTSA</text:p>
          </table:table-cell>
          <table:table-cell table:style-name="ce69" office:value-type="float" office:value="0.333">
            <text:p>0.3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P716NH6327XTSA1</text:p>
          </table:table-cell>
          <table:table-cell table:style-name="ce43" office:value-type="float" office:value="0.201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201">
            <text:p>0.201 €</text:p>
          </table:table-cell>
          <table:table-cell table:style-name="ce114" table:formula="of:=[.B45]" office:value-type="float" office:value="2">
            <text:p>2</text:p>
          </table:table-cell>
          <table:table-cell table:style-name="ce131" table:formula="of:=[.Z45]*[.AA45]" office:value-type="float" office:value="0.402">
            <text:p>0.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86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4">
            <text:p>4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1">
            <text:p>0.310 €</text:p>
          </table:table-cell>
          <table:table-cell table:style-name="ce114" table:formula="of:=[.B46]" office:value-type="float" office:value="4">
            <text:p>4</text:p>
          </table:table-cell>
          <table:table-cell table:style-name="ce131" table:formula="of:=[.Z46]*[.AA46]" office:value-type="float" office:value="1.24">
            <text:p>1.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.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.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.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.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47]&lt;&gt;&quot;&quot;;&quot;&quot;;[.B47])" office:value-type="float" office:value="2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0968">
            <text:p>0.097 €</text:p>
          </table:table-cell>
          <table:table-cell table:style-name="ce114" table:formula="of:=[.B47]" office:value-type="float" office:value="2">
            <text:p>2</text:p>
          </table:table-cell>
          <table:table-cell table:style-name="ce131" table:formula="of:=[.Z47]*[.AA47]" office:value-type="float" office:value="0.1936">
            <text:p>0.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0599">
            <text:p>0.060 €</text:p>
          </table:table-cell>
          <table:table-cell table:style-name="ce114" table:formula="of:=[.B48]" office:value-type="float" office:value="2">
            <text:p>2</text:p>
          </table:table-cell>
          <table:table-cell table:style-name="ce131" table:formula="of:=[.Z48]*[.AA48]" office:value-type="float" office:value="0.1198">
            <text:p>0.1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7">
            <text:p>47</text:p>
          </table:table-cell>
          <table:table-cell office:value-type="float" office:value="14">
            <text:p>1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, R16, R17, R18, R20, R31, R33, R55, R57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3" office:value-type="float" office:value="0.0217">
            <text:p>0.02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69" office:value-type="float" office:value="0.002">
            <text:p>0.002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3" office:value-type="float" office:value="0.01355">
            <text:p>0.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49]&lt;&gt;&quot;&quot;;&quot;&quot;;[.B49])" office:value-type="float" office:value="14">
            <text:p>14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002">
            <text:p>0.002 €</text:p>
          </table:table-cell>
          <table:table-cell table:style-name="ce114" table:formula="of:=[.B49]" office:value-type="float" office:value="14">
            <text:p>14</text:p>
          </table:table-cell>
          <table:table-cell table:style-name="ce131" table:formula="of:=[.Z49]*[.AA49]" office:value-type="float" office:value="0.028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0]&lt;&gt;&quot;&quot;;&quot;&quot;;[.B50])" office:value-type="float" office:value="9">
            <text:p>9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03096">
            <text:p>0.031 €</text:p>
          </table:table-cell>
          <table:table-cell table:style-name="ce114" table:formula="of:=[.B50]" office:value-type="float" office:value="9">
            <text:p>9</text:p>
          </table:table-cell>
          <table:table-cell table:style-name="ce131" table:formula="of:=[.Z50]*[.AA50]" office:value-type="float" office:value="0.27864">
            <text:p>0.27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, R22, R41, R65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5">
            <text:p>0.045</text:p>
          </table:table-cell>
          <table:table-cell table:style-name="ce76" office:value-type="float" office:value="10">
            <text:p>10</text:p>
          </table:table-cell>
          <table:table-cell table:style-name="ce61"/>
          <table:table-cell table:style-name="ce69"/>
          <table:table-cell table:style-name="ce76"/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.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3" office:value-type="float" office:value="0.0146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1]&lt;&gt;&quot;&quot;;&quot;&quot;;[.B51])" office:value-type="float" office:value="4">
            <text:p>4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0" table:formula="of:=IF([.B51]&lt;&gt;&quot;&quot;;MIN([.H51];[.K51];[.N51];[.R51];[.U51]);&quot;&quot;)" office:value-type="currency" office:currency="EUR" office:value="0.0097">
            <text:p>0.010 €</text:p>
          </table:table-cell>
          <table:table-cell table:style-name="ce114" table:formula="of:=[.B51]" office:value-type="float" office:value="4">
            <text:p>4</text:p>
          </table:table-cell>
          <table:table-cell table:style-name="ce131" table:formula="of:=[.Z51]*[.AA51]" office:value-type="float" office:value="0.0388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86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3">
            <text:p>3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94">
            <text:p>0.009 €</text:p>
          </table:table-cell>
          <table:table-cell table:style-name="ce114" table:formula="of:=[.B52]" office:value-type="float" office:value="3">
            <text:p>3</text:p>
          </table:table-cell>
          <table:table-cell table:style-name="ce131" table:formula="of:=[.Z52]*[.AA52]" office:value-type="float" office:value="0.0282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3" office:value-type="float" office:value="0.0094">
            <text:p>0.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3" office:value-type="float" office:value="0.02227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3]&lt;&gt;&quot;&quot;;&quot;&quot;;[.B53])" office:value-type="float" office:value="5">
            <text:p>5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0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4" table:formula="of:=[.B53]" office:value-type="float" office:value="5">
            <text:p>5</text:p>
          </table:table-cell>
          <table:table-cell table:style-name="ce131" table:formula="of:=[.Z53]*[.AA53]" office:value-type="float" office:value="0.047">
            <text:p>0.0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578</text:p>
          </table:table-cell>
          <table:table-cell table:style-name="ce23" office:value-type="string">
            <text:p>MCWR08X1602FTL</text:p>
          </table:table-cell>
          <table:table-cell table:style-name="ce44" office:value-type="float" office:value="0.0098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6.0KCRCT-ND 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16KL </text:p>
          </table:table-cell>
          <table:table-cell table:style-name="ce70" office:value-type="float" office:value="0.058">
            <text:p>0.05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5-4295</text:p>
          </table:table-cell>
          <table:table-cell table:style-name="ce86" office:value-type="string">
            <text:p>ERJU06F1602V</text:p>
          </table:table-cell>
          <table:table-cell table:style-name="ce70" office:value-type="float" office:value="0.011">
            <text:p>0.01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0805S8F1602T5E </text:p>
          </table:table-cell>
          <table:table-cell table:style-name="ce44" office:value-type="float" office:value="0.01493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4]&lt;&gt;&quot;&quot;;&quot;&quot;;[.B54])" office:value-type="float" office:value="4">
            <text:p>4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0" table:formula="of:=IF([.B54]&lt;&gt;&quot;&quot;;MIN([.H54];[.K54];[.N54];[.R54];[.U54]);&quot;&quot;)" office:value-type="currency" office:currency="EUR" office:value="0.0098">
            <text:p>0.010 €</text:p>
          </table:table-cell>
          <table:table-cell table:style-name="ce114" table:formula="of:=[.B54]" office:value-type="float" office:value="4">
            <text:p>4</text:p>
          </table:table-cell>
          <table:table-cell table:style-name="ce131" table:formula="of:=[.Z54]*[.AA54]" office:value-type="float" office:value="0.0392">
            <text:p>0.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office:value-type="float" office:value="2">
            <text:p>2</text:p>
          </table:table-cell>
          <table:table-cell table:style-name="ce13" office:value-type="string">
            <text:p>R01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4, R58</text:p>
          </table:table-cell>
          <table:table-cell table:style-name="ce13" office:value-type="string">
            <text:p>2483605</text:p>
          </table:table-cell>
          <table:table-cell table:style-name="ce13" office:value-type="string">
            <text:p>TLM3AER012JTE</text:p>
          </table:table-cell>
          <table:table-cell table:style-name="ce43" office:value-type="float" office:value="0.161">
            <text:p>0.1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2164CT-ND</text:p>
          </table:table-cell>
          <table:table-cell table:style-name="ce69" office:value-type="float" office:value="0.491">
            <text:p>0.49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RLP73V3AR012FTDF</text:p>
          </table:table-cell>
          <table:table-cell table:style-name="ce69" office:value-type="float" office:value="0.347">
            <text:p>0.34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69-5467</text:p>
          </table:table-cell>
          <table:table-cell table:style-name="ce13" office:value-type="string">
            <text:p>TLM3AER012FTE</text:p>
          </table:table-cell>
          <table:table-cell table:style-name="ce69" office:value-type="float" office:value="0.204">
            <text:p>0.204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LRP12FTWRR012</text:p>
          </table:table-cell>
          <table:table-cell table:style-name="ce43" office:value-type="float" office:value="0.14489">
            <text:p>0.14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55]&lt;&gt;&quot;&quot;;&quot;&quot;;[.B55])" office:value-type="float" office:value="2">
            <text:p>2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4489">
            <text:p>0.145 €</text:p>
          </table:table-cell>
          <table:table-cell table:style-name="ce114" table:formula="of:=[.B55]" office:value-type="float" office:value="2">
            <text:p>2</text:p>
          </table:table-cell>
          <table:table-cell table:style-name="ce131" table:formula="of:=[.Z55]*[.AA55]" office:value-type="float" office:value="0.28978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45, R63, R69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6]&lt;&gt;&quot;&quot;;&quot;&quot;;[.B56])" office:value-type="float" office:value="4">
            <text:p>4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0.014">
            <text:p>0.014 €</text:p>
          </table:table-cell>
          <table:table-cell table:style-name="ce114" table:formula="of:=[.B56]" office:value-type="float" office:value="4">
            <text:p>4</text:p>
          </table:table-cell>
          <table:table-cell table:style-name="ce131" table:formula="of:=[.Z56]*[.AA56]" office:value-type="float" office:value="0.056">
            <text:p>0.0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6, R70</text:p>
          </table:table-cell>
          <table:table-cell table:style-name="ce13" office:value-type="string">
            <text:p>2447654</text:p>
          </table:table-cell>
          <table:table-cell table:style-name="ce13" office:value-type="string">
            <text:p>MCWR08X3901FTL</text:p>
          </table:table-cell>
          <table:table-cell table:style-name="ce43" office:value-type="float" office:value="0.0096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9CT-ND</text:p>
          </table:table-cell>
          <table:table-cell table:style-name="ce69" office:value-type="float" office:value="0.0184">
            <text:p>0.018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652-CR0805FX-3901ELF</text:p>
          </table:table-cell>
          <table:table-cell table:style-name="ce69" office:value-type="float" office:value="0.008">
            <text:p>0.0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06</text:p>
          </table:table-cell>
          <table:table-cell table:style-name="ce13" office:value-type="string">
            <text:p>CRG0805F3K9</text:p>
          </table:table-cell>
          <table:table-cell table:style-name="ce69" office:value-type="float" office:value="0.021">
            <text:p>0.021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901T5E</text:p>
          </table:table-cell>
          <table:table-cell table:style-name="ce43" office:value-type="float" office:value="0.01452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7]&lt;&gt;&quot;&quot;;&quot;&quot;;[.B57])" office:value-type="float" office:value="2">
            <text:p>2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008">
            <text:p>0.008 €</text:p>
          </table:table-cell>
          <table:table-cell table:style-name="ce114" table:formula="of:=[.B57]" office:value-type="float" office:value="2">
            <text:p>2</text:p>
          </table:table-cell>
          <table:table-cell table:style-name="ce131" table:formula="of:=[.Z57]*[.AA57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7, R71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4" office:value-type="float" office:value="0.0099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37CT-ND 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K0FKEA</text:p>
          </table:table-cell>
          <table:table-cell table:style-name="ce70" office:value-type="float" office:value="0.058">
            <text:p>0.05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78</text:p>
          </table:table-cell>
          <table:table-cell table:style-name="ce86" office:value-type="string">
            <text:p>CRG0805F12K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2K-1% </text:p>
          </table:table-cell>
          <table:table-cell table:style-name="ce44" office:value-type="float" office:value="0.01439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0" table:formula="of:=IF([.B58]&lt;&gt;&quot;&quot;;MIN([.H58];[.K58];[.N58];[.R58];[.U58]);&quot;&quot;)" office:value-type="currency" office:currency="EUR" office:value="0.0099">
            <text:p>0.010 €</text:p>
          </table:table-cell>
          <table:table-cell table:style-name="ce114" table:formula="of:=[.B58]" office:value-type="float" office:value="2">
            <text:p>2</text:p>
          </table:table-cell>
          <table:table-cell table:style-name="ce131" table:formula="of:=[.Z58]*[.AA58]" office:value-type="float" office:value="0.0198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8, R72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3" office:value-type="float" office:value="0.0096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3K60CT-ND </text:p>
          </table:table-cell>
          <table:table-cell table:style-name="ce69" office:value-type="float" office:value="0.0095">
            <text:p>0.01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603-RT0805FRE073K6L</text:p>
          </table:table-cell>
          <table:table-cell table:style-name="ce69" office:value-type="float" office:value="0.017">
            <text:p>0.01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3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9]&lt;&gt;&quot;&quot;;&quot;&quot;;[.B59])" office:value-type="float" office:value="2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007">
            <text:p>0.007 €</text:p>
          </table:table-cell>
          <table:table-cell table:style-name="ce114" table:formula="of:=[.B59]" office:value-type="float" office:value="2">
            <text:p>2</text:p>
          </table:table-cell>
          <table:table-cell table:style-name="ce131" table:formula="of:=[.Z59]*[.AA59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0, R74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4" office:value-type="float" office:value="0.0397">
            <text:p>0.0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.8KCRCT-ND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1K8L</text:p>
          </table:table-cell>
          <table:table-cell table:style-name="ce70" office:value-type="float" office:value="0.01">
            <text:p>0.010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0847</text:p>
          </table:table-cell>
          <table:table-cell table:style-name="ce86" office:value-type="string">
            <text:p>CRCW080511K8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182T5E</text:p>
          </table:table-cell>
          <table:table-cell table:style-name="ce44" office:value-type="float" office:value="0.01364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01">
            <text:p>0.010 €</text:p>
          </table:table-cell>
          <table:table-cell table:style-name="ce114" table:formula="of:=[.B60]" office:value-type="float" office:value="2">
            <text:p>2</text:p>
          </table:table-cell>
          <table:table-cell table:style-name="ce131" table:formula="of:=[.Z60]*[.AA60]" office:value-type="float" office:value="0.02">
            <text:p>0.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1, R75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3" office:value-type="float" office:value="0.0188">
            <text:p>0.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41CT-ND </text:p>
          </table:table-cell>
          <table:table-cell table:style-name="ce69" office:value-type="float" office:value="0.041">
            <text:p>0.04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5K0FKEBC</text:p>
          </table:table-cell>
          <table:table-cell table:style-name="ce69" office:value-type="float" office:value="0.013">
            <text:p>0.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69" office:value-type="float" office:value="0.023">
            <text:p>0.023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3" office:value-type="float" office:value="0.01307">
            <text:p>0.01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1]&lt;&gt;&quot;&quot;;&quot;&quot;;[.B61])" office:value-type="float" office:value="2">
            <text:p>2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0" table:formula="of:=IF([.B61]&lt;&gt;&quot;&quot;;MIN([.H61];[.K61];[.N61];[.R61];[.U61]);&quot;&quot;)" office:value-type="currency" office:currency="EUR" office:value="0.013">
            <text:p>0.013 €</text:p>
          </table:table-cell>
          <table:table-cell table:style-name="ce114" table:formula="of:=[.B61]" office:value-type="float" office:value="2">
            <text:p>2</text:p>
          </table:table-cell>
          <table:table-cell table:style-name="ce131" table:formula="of:=[.Z61]*[.AA61]" office:value-type="float" office:value="0.026">
            <text:p>0.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38, R62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86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2201T5E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2]&lt;&gt;&quot;&quot;;&quot;&quot;;[.B62])" office:value-type="float" office:value="7">
            <text:p>7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234">
            <text:p>0.022 €</text:p>
          </table:table-cell>
          <table:table-cell table:style-name="ce114" table:formula="of:=[.B62]" office:value-type="float" office:value="7">
            <text:p>7</text:p>
          </table:table-cell>
          <table:table-cell table:style-name="ce131" table:formula="of:=[.Z62]*[.AA62]" office:value-type="float" office:value="0.15638">
            <text:p>0.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8">
            <text:p>8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29, R40, R42, R53, R64, R66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3" office:value-type="float" office:value="0.0581">
            <text:p>0.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CRCW080586K6FKTABC</text:p>
          </table:table-cell>
          <table:table-cell table:style-name="ce43" office:value-type="float" office:value="0.02506">
            <text:p>0.02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3]&lt;&gt;&quot;&quot;;&quot;&quot;;[.B63])" office:value-type="float" office:value="8">
            <text:p>8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02506">
            <text:p>0.025 €</text:p>
          </table:table-cell>
          <table:table-cell table:style-name="ce114" table:formula="of:=[.B63]" office:value-type="float" office:value="8">
            <text:p>8</text:p>
          </table:table-cell>
          <table:table-cell table:style-name="ce131" table:formula="of:=[.Z63]*[.AA63]" office:value-type="float" office:value="0.20048">
            <text:p>0.2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330K-1%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0" table:formula="of:=IF([.B64]&lt;&gt;&quot;&quot;;MIN([.H64];[.K64];[.N64];[.R64];[.U64]);&quot;&quot;)" office:value-type="currency" office:currency="EUR" office:value="0.01">
            <text:p>0.01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1" table:formula="of:=[.Z64]*[.AA64]" office:value-type="float" office:value="0.01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0" table:formula="of:=IF([.B65]&lt;&gt;&quot;&quot;;MIN([.H65];[.K65];[.N65];[.R65];[.U65]);&quot;&quot;)" office:value-type="currency" office:currency="EUR" office:value="0.004">
            <text:p>0.004 €</text:p>
          </table:table-cell>
          <table:table-cell table:style-name="ce114" table:formula="of:=[.B65]" office:value-type="float" office:value="1">
            <text:p>1</text:p>
          </table:table-cell>
          <table:table-cell table:style-name="ce131" table:formula="of:=[.Z65]*[.AA65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0" table:formula="of:=IF([.B66]&lt;&gt;&quot;&quot;;MIN([.H66];[.K66];[.N66];[.R66];[.U66]);&quot;&quot;)" office:value-type="currency" office:currency="EUR" office:value="0.681">
            <text:p>0.68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1" table:formula="of:=[.Z66]*[.AA66]" office:value-type="float" office:value="0.681">
            <text:p>0.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3" office:value-type="float" office:value="0.367">
            <text:p>0.36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WM3800-ND</text:p>
          </table:table-cell>
          <table:table-cell table:style-name="ce69" office:value-type="float" office:value="0.53">
            <text:p>0.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28-1023 </text:p>
          </table:table-cell>
          <table:table-cell table:style-name="ce69" office:value-type="float" office:value="0.53">
            <text:p>0.53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69" office:value-type="float" office:value="0.354">
            <text:p>0.35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3" office:value-type="float" office:value="0.3394">
            <text:p>0.339</text:p>
          </table:table-cell>
          <table:table-cell table:style-name="ce76" office:value-type="float" office:value="5">
            <text:p>5</text:p>
          </table:table-cell>
          <table:table-cell table:style-name="ce102" table:formula="of:=[.B67]" office:value-type="float" office:value="1">
            <text:p>1</text:p>
          </table:table-cell>
          <table:table-cell table:style-name="ce76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3394">
            <text:p>0.339 €</text:p>
          </table:table-cell>
          <table:table-cell table:style-name="ce114" table:formula="of:=[.B67]" office:value-type="float" office:value="1">
            <text:p>1</text:p>
          </table:table-cell>
          <table:table-cell table:style-name="ce131" table:formula="of:=[.Z67]*[.AA67]" office:value-type="float" office:value="0.3394">
            <text:p>0.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1">
            <text:p>1</text:p>
          </table:table-cell>
          <table:table-cell table:style-name="ce77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0" table:formula="of:=IF([.B68]&lt;&gt;&quot;&quot;;MIN([.H68];[.K68];[.N68];[.R68];[.U68]);&quot;&quot;)" office:value-type="currency" office:currency="EUR" office:value="1.03">
            <text:p>1.03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1" table:formula="of:=[.Z68]*[.AA68]" office:value-type="float" office:value="1.03">
            <text:p>1.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5R0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3" office:value-type="float" office:value="0.91">
            <text:p>0.9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9202-ND</text:p>
          </table:table-cell>
          <table:table-cell table:style-name="ce69" office:value-type="float" office:value="0.72">
            <text:p>0.7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10-613010243121</text:p>
          </table:table-cell>
          <table:table-cell table:style-name="ce69" office:value-type="float" office:value="0.95">
            <text:p>0.9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69" office:value-type="float" office:value="0.95">
            <text:p>0.9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3" office:value-type="float" office:value="0.3011">
            <text:p>0.301</text:p>
          </table:table-cell>
          <table:table-cell table:style-name="ce76" office:value-type="float" office:value="2">
            <text:p>2</text:p>
          </table:table-cell>
          <table:table-cell table:style-name="ce102" table:formula="of:=[.B69]" office:value-type="float" office:value="1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3011">
            <text:p>0.301 €</text:p>
          </table:table-cell>
          <table:table-cell table:style-name="ce114" table:formula="of:=[.B69]" office:value-type="float" office:value="1">
            <text:p>1</text:p>
          </table:table-cell>
          <table:table-cell table:style-name="ce131" table:formula="of:=[.Z69]*[.AA69]" office:value-type="float" office:value="0.3011">
            <text:p>0.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4" office:value-type="float" office:value="1.25">
            <text:p>1.2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923-1009-ND</text:p>
          </table:table-cell>
          <table:table-cell table:style-name="ce70" office:value-type="float" office:value="0.85">
            <text:p>0.8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449-LFXTAL026392BULK</text:p>
          </table:table-cell>
          <table:table-cell table:style-name="ce70" office:value-type="float" office:value="0.972">
            <text:p>0.9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48-4357</text:p>
          </table:table-cell>
          <table:table-cell table:style-name="ce86" office:value-type="string">
            <text:p>LFXTAL026392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16.00M-12SM</text:p>
          </table:table-cell>
          <table:table-cell table:style-name="ce44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0" table:formula="of:=IF([.B70]&lt;&gt;&quot;&quot;;MIN([.H70];[.K70];[.N70];[.R70];[.U70]);&quot;&quot;)" office:value-type="currency" office:currency="EUR" office:value="0.85">
            <text:p>0.85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1" table:formula="of:=[.Z70]*[.AA70]" office:value-type="float" office:value="0.85">
            <text:p>0.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3" office:value-type="float" office:value="0.144">
            <text:p>0.14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51ALFCT-ND</text:p>
          </table:table-cell>
          <table:table-cell table:style-name="ce69" office:value-type="float" office:value="0.37">
            <text:p>0.3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51A</text:p>
          </table:table-cell>
          <table:table-cell table:style-name="ce69" office:value-type="float" office:value="0.463">
            <text:p>0.46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69" office:value-type="float" office:value="0.32">
            <text:p>0.32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3" office:value-type="float" office:value="0.2013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71]&lt;&gt;&quot;&quot;;&quot;&quot;;[.B71])" office:value-type="float" office:value="3">
            <text:p>3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0" table:formula="of:=IF([.B71]&lt;&gt;&quot;&quot;;MIN([.H71];[.K71];[.N71];[.R71];[.U71]);&quot;&quot;)" office:value-type="currency" office:currency="EUR" office:value="0.144">
            <text:p>0.144 €</text:p>
          </table:table-cell>
          <table:table-cell table:style-name="ce114" table:formula="of:=[.B71]" office:value-type="float" office:value="3">
            <text:p>3</text:p>
          </table:table-cell>
          <table:table-cell table:style-name="ce131" table:formula="of:=[.Z71]*[.AA71]" office:value-type="float" office:value="0.432">
            <text:p>0.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86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2]&lt;&gt;&quot;&quot;;&quot;&quot;;[.B72])" office:value-type="float" office:value="2">
            <text:p>2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0204">
            <text:p>0.020 €</text:p>
          </table:table-cell>
          <table:table-cell table:style-name="ce114" table:formula="of:=[.B72]" office:value-type="float" office:value="2">
            <text:p>2</text:p>
          </table:table-cell>
          <table:table-cell table:style-name="ce131" table:formula="of:=[.Z72]*[.AA72]" office:value-type="float" office:value="0.0408">
            <text:p>0.041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72])" office:value-type="float" office:value="13">
            <text:p>13</text:p>
          </table:table-cell>
          <table:table-cell table:style-name="ce108" table:formula="of:=SUM([.X3:.X72])" office:value-type="float" office:value="198">
            <text:p>19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72])" office:value-type="currency" office:currency="EUR" office:value="40.98892">
            <text:p>40.9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">
            <text:p>0.000 €</text:p>
          </table:table-cell>
          <table:table-cell table:style-name="ce114" table:formula="of:=[.B77]" office:value-type="float" office:value="3">
            <text:p>3</text:p>
          </table:table-cell>
          <table:table-cell table:style-name="ce131" table:formula="of:=[.Z77]*[.AA77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8]&lt;&gt;&quot;&quot;;&quot;&quot;;[.B78])" office:value-type="float" office:value="1">
            <text:p>1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0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4" table:formula="of:=[.B78]" office:value-type="float" office:value="1">
            <text:p>1</text:p>
          </table:table-cell>
          <table:table-cell table:style-name="ce131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3"/>
          <table:table-cell table:style-name="ce14" office:value-type="string">
            <text:p>IC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81]&lt;&gt;&quot;&quot;;&quot;&quot;;[.B81])" office:value-type="float" office:value="1">
            <text:p>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">
            <text:p>0.000 €</text:p>
          </table:table-cell>
          <table:table-cell table:style-name="ce114" table:formula="of:=[.B81]" office:value-type="float" office:value="1">
            <text:p>1</text:p>
          </table:table-cell>
          <table:table-cell table:style-name="ce131" table:formula="of:=[.Z81]*[.AA81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table:formula="of:=[.B82]" office:value-type="float" office:value="1">
            <text:p>1</text:p>
          </table:table-cell>
          <table:table-cell table:style-name="ce76" table:formula="of:=IF([.W82]&lt;&gt;&quot;&quot;;&quot;&quot;;[.B82])">
            <text:p/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0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4" table:formula="of:=[.B82]" office:value-type="float" office:value="1">
            <text:p>1</text:p>
          </table:table-cell>
          <table:table-cell table:style-name="ce131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11315">
            <text:p>0.113 €</text:p>
          </table:table-cell>
          <table:table-cell table:style-name="ce114" table:formula="of:=[.B83]" office:value-type="float" office:value="1">
            <text:p>1</text:p>
          </table:table-cell>
          <table:table-cell table:style-name="ce131" table:formula="of:=[.Z83]*[.AA83]" office:value-type="float" office:value="0.11315">
            <text:p>0.113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6]&lt;&gt;&quot;&quot;;&quot;&quot;;[.B86])" office:value-type="float" office:value="1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RS">
            <text:p>RS</text:p>
          </table:table-cell>
          <table:table-cell table:style-name="ce120" table:formula="of:=IF([.B86]&lt;&gt;&quot;&quot;;MIN([.H86];[.K86];[.N86];[.R86];[.U86]);&quot;&quot;)" office:value-type="currency" office:currency="EUR" office:value="0.004">
            <text:p>0.004 €</text:p>
          </table:table-cell>
          <table:table-cell table:style-name="ce114" table:formula="of:=[.B86]" office:value-type="float" office:value="1">
            <text:p>1</text:p>
          </table:table-cell>
          <table:table-cell table:style-name="ce131" table:formula="of:=[.Z86]*[.AA86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3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table:formula="of:=[.B87]" office:value-type="float" office:value="1">
            <text:p>1</text:p>
          </table:table-cell>
          <table:table-cell table:style-name="ce77" table:formula="of:=IF([.W87]&lt;&gt;&quot;&quot;;&quot;&quot;;[.B87])">
            <text:p/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">
            <text:p>0.000 €</text:p>
          </table:table-cell>
          <table:table-cell table:style-name="ce114" table:formula="of:=[.B87]" office:value-type="float" office:value="1">
            <text:p>1</text:p>
          </table:table-cell>
          <table:table-cell table:style-name="ce131" table:formula="of:=[.Z87]*[.AA87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.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0723">
            <text:p>0.072 €</text:p>
          </table:table-cell>
          <table:table-cell table:style-name="ce114" table:formula="of:=[.B90]" office:value-type="float" office:value="2">
            <text:p>2</text:p>
          </table:table-cell>
          <table:table-cell table:style-name="ce131" table:formula="of:=[.Z90]*[.AA90]" office:value-type="float" office:value="0.1446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15.65">
            <text:p>15.650 €</text:p>
          </table:table-cell>
          <table:table-cell table:style-name="ce114" table:formula="of:=[.B91]" office:value-type="float" office:value="1">
            <text:p>1</text:p>
          </table:table-cell>
          <table:table-cell table:style-name="ce131" table:formula="of:=[.Z91]*[.AA91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.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Digikey">
            <text:p>Digikey</text:p>
          </table:table-cell>
          <table:table-cell table:style-name="ce120" table:formula="of:=IF([.B92]&lt;&gt;&quot;&quot;;MIN([.H92];[.K92];[.N92];[.R92];[.U92]);&quot;&quot;)" office:value-type="currency" office:currency="EUR" office:value="0.26">
            <text:p>0.260 €</text:p>
          </table:table-cell>
          <table:table-cell table:style-name="ce114" table:formula="of:=[.B92]" office:value-type="float" office:value="1">
            <text:p>1</text:p>
          </table:table-cell>
          <table:table-cell table:style-name="ce131" table:formula="of:=[.Z92]*[.AA92]" office:value-type="float" office:value="0.26">
            <text:p>0.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32" table:formula="of:=SUM([.AB90:.AB92])" office:value-type="currency" office:currency="EUR" office:value="16.0546">
            <text:p>16.0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41/5/1.11" office:value-type="currency" office:currency="EUR" office:value="7.38738738738739">
            <text:p>7.387 €</text:p>
          </table:table-cell>
          <table:table-cell table:style-name="ce114" office:value-type="float" office:value="1">
            <text:p>1</text:p>
          </table:table-cell>
          <table:table-cell table:style-name="ce131" table:formula="of:=[.Z96]*[.AA96]" office:value-type="float" office:value="7.38738738738739">
            <text:p>7.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96:.AB96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73]+[.AB93]+[.AB97]" office:value-type="currency" office:currency="EUR" office:value="64.4309073873874">
            <text:p>64.43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2" table:contains-header="false">
          <table:sort>
            <table:sort-by table:field-number="3" table:data-type="automatic"/>
          </table:sort>
        </table:database-range>
        <table:database-range table:target-range-address="'EEZ PSU consolidated BOM'.A76:'EEZ PSU consolidated BOM'.AMJ8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10/06/2019</text:date>, <text:time>16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4, 2019-10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06T16:22:20</dc:date>
    <meta:editing-cycles>3111</meta:editing-cycles>
    <meta:editing-duration>P16DT5H1M5S</meta:editing-duration>
    <meta:generator>OpenOffice/4.1.6$Unix OpenOffice.org_project/416m1$Build-9790</meta:generator>
    <meta:document-statistic meta:table-count="1" meta:cell-count="21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